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4.5611in"/>
    </style:style>
    <style:style style:name="Table1.C" style:family="table-column">
      <style:table-column-properties style:column-width="0.6889in"/>
    </style:style>
    <style:style style:name="Table1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30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177a66" officeooo:paragraph-rsid="00177a66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iberation Serif" fo:font-size="11pt" officeooo:rsid="003fae91" officeooo:paragraph-rsid="00177a66" style:font-size-asian="11pt" style:font-size-complex="11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1pt" fo:font-weight="bold" officeooo:rsid="0019c93d" officeooo:paragraph-rsid="0019c93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1pt" fo:font-weight="bold" officeooo:rsid="0019c93d" officeooo:paragraph-rsid="001baa78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1pt" fo:font-weight="bold" officeooo:rsid="0019c93d" officeooo:paragraph-rsid="0019c93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1pt" fo:font-weight="bold" officeooo:rsid="0019c93d" officeooo:paragraph-rsid="001baa78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erif" fo:font-size="11pt" officeooo:rsid="0018661b" officeooo:paragraph-rsid="002269c5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177a66" officeooo:paragraph-rsid="00177a66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erif" fo:font-size="11pt" officeooo:rsid="00177a66" officeooo:paragraph-rsid="002269c5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erif" fo:font-size="11pt" officeooo:rsid="002269c5" officeooo:paragraph-rsid="002269c5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Liberation Serif" fo:font-size="11pt" officeooo:rsid="002269c5" officeooo:paragraph-rsid="00385d98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Liberation Serif" fo:font-size="11pt" officeooo:rsid="002269c5" officeooo:paragraph-rsid="003bc2be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erif" fo:font-size="11pt" officeooo:rsid="002269c5" officeooo:paragraph-rsid="002eceee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1pt" officeooo:rsid="002269c5" officeooo:paragraph-rsid="002269c5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1pt" officeooo:rsid="002269c5" officeooo:paragraph-rsid="002269c5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1pt" officeooo:rsid="0018661b" officeooo:paragraph-rsid="0018661b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1pt" officeooo:rsid="0018661b" officeooo:paragraph-rsid="002a9141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1pt" officeooo:rsid="0018661b" officeooo:paragraph-rsid="00243c9b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1pt" officeooo:rsid="0018661b" officeooo:paragraph-rsid="0025df43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1pt" officeooo:rsid="00177a66" officeooo:paragraph-rsid="00177a66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1pt" officeooo:rsid="00243c9b" officeooo:paragraph-rsid="002a9141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1pt" officeooo:rsid="00243c9b" officeooo:paragraph-rsid="00243c9b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1pt" officeooo:rsid="00243c9b" officeooo:paragraph-rsid="002c2621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11pt" officeooo:rsid="00243c9b" officeooo:paragraph-rsid="00243c9b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1pt" officeooo:rsid="0030535f" officeooo:paragraph-rsid="0030535f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1pt" officeooo:rsid="0027b942" officeooo:paragraph-rsid="0030535f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1pt" officeooo:rsid="0027b942" officeooo:paragraph-rsid="0030dde9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1pt" officeooo:rsid="0027b942" officeooo:paragraph-rsid="0027b942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1pt" officeooo:rsid="0025df43" officeooo:paragraph-rsid="0025df43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1pt" officeooo:rsid="0025df43" officeooo:paragraph-rsid="0025df43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1pt" officeooo:rsid="0030dde9" officeooo:paragraph-rsid="0030dde9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1pt" officeooo:rsid="0027e58c" officeooo:paragraph-rsid="0027e58c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1pt" officeooo:rsid="0027e58c" officeooo:paragraph-rsid="0035748d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1pt" officeooo:rsid="0027e58c" officeooo:paragraph-rsid="0027e58c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1pt" officeooo:rsid="0019c93d" officeooo:paragraph-rsid="0027b942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1pt" officeooo:rsid="0019c93d" officeooo:paragraph-rsid="0035748d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1pt" officeooo:rsid="0019c93d" officeooo:paragraph-rsid="0027e58c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1pt" officeooo:rsid="0019c93d" officeooo:paragraph-rsid="0039e8dd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1pt" officeooo:rsid="0035748d" officeooo:paragraph-rsid="0035748d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1pt" officeooo:rsid="003bc2be" officeooo:paragraph-rsid="003bc2be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243c9b" officeooo:paragraph-rsid="002a9141" style:font-size-asian="11pt" style:font-style-asian="normal" style:font-weight-asian="normal" style:font-size-complex="11pt" style:text-emphasize="none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Liberation Serif" fo:font-size="11pt" fo:font-weight="bold" officeooo:rsid="0014b313" officeooo:paragraph-rsid="00177a66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Liberation Serif" fo:font-size="11pt" fo:font-weight="bold" officeooo:rsid="004ce4ae" officeooo:paragraph-rsid="004ce4ae" style:font-size-asian="11pt" style:font-weight-asian="bold" style:font-size-complex="11pt" style:font-weight-complex="bold"/>
    </style:style>
    <style:style style:name="T1" style:family="text">
      <style:text-properties officeooo:rsid="00177a66"/>
    </style:style>
    <style:style style:name="T2" style:family="text">
      <style:text-properties officeooo:rsid="002269c5"/>
    </style:style>
    <style:style style:name="T3" style:family="text">
      <style:text-properties officeooo:rsid="00243c9b"/>
    </style:style>
    <style:style style:name="T4" style:family="text">
      <style:text-properties officeooo:rsid="002900dc"/>
    </style:style>
    <style:style style:name="T5" style:family="text">
      <style:text-properties officeooo:rsid="002a9141"/>
    </style:style>
    <style:style style:name="T6" style:family="text">
      <style:text-properties officeooo:rsid="002e24ff"/>
    </style:style>
    <style:style style:name="T7" style:family="text">
      <style:text-properties officeooo:rsid="0030535f"/>
    </style:style>
    <style:style style:name="T8" style:family="text">
      <style:text-properties officeooo:rsid="0034933a"/>
    </style:style>
    <style:style style:name="T9" style:family="text">
      <style:text-properties officeooo:rsid="0034f5a9"/>
    </style:style>
    <style:style style:name="T10" style:family="text">
      <style:text-properties officeooo:rsid="003bc2be"/>
    </style:style>
    <style:style style:name="T11" style:family="text">
      <style:text-properties officeooo:rsid="003cd1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2">Question <text:span text:style-name="T1">Category</text:span></text:p>
            <text:p text:style-name="P43">(Hypothesis)</text:p>
          </table:table-cell>
          <table:table-cell table:style-name="Table1.A1" office:value-type="string">
            <text:p text:style-name="P1">Question</text:p>
          </table:table-cell>
          <table:table-cell table:style-name="Table1.C1" office:value-type="string">
            <text:p text:style-name="P1">Question Number</text:p>
          </table:table-cell>
        </table:table-row>
        <table:table-row>
          <table:table-cell table:style-name="Table1.A5" table:number-rows-spanned="4" office:value-type="string">
            <text:p text:style-name="P3">Likability</text:p>
          </table:table-cell>
          <table:table-cell table:style-name="Table1.B2" office:value-type="string">
            <text:p text:style-name="P7">I felt close to the robot.</text:p>
          </table:table-cell>
          <table:table-cell table:style-name="Table1.C2" office:value-type="string">
            <text:p text:style-name="P8">Q1</text:p>
          </table:table-cell>
        </table:table-row>
        <table:table-row>
          <table:covered-table-cell/>
          <table:table-cell table:style-name="Table1.B2" office:value-type="string">
            <text:p text:style-name="P9">I would like to continue working with the robot.</text:p>
          </table:table-cell>
          <table:table-cell table:style-name="Table1.C2" office:value-type="string">
            <text:p text:style-name="P14">Q<text:span text:style-name="T4">2</text:span></text:p>
          </table:table-cell>
        </table:table-row>
        <table:table-row>
          <table:covered-table-cell/>
          <table:table-cell table:style-name="Table1.B2" office:value-type="string">
            <text:p text:style-name="P10">I like the robot.</text:p>
          </table:table-cell>
          <table:table-cell table:style-name="Table1.C2" office:value-type="string">
            <text:p text:style-name="P14">Q<text:span text:style-name="T4">3</text:span></text:p>
          </table:table-cell>
        </table:table-row>
        <table:table-row>
          <table:covered-table-cell/>
          <table:table-cell table:style-name="Table1.B2" office:value-type="string">
            <text:p text:style-name="P10">The robot was interesting.</text:p>
          </table:table-cell>
          <table:table-cell table:style-name="Table1.C2" office:value-type="string">
            <text:p text:style-name="P14">Q<text:span text:style-name="T4">4</text:span></text:p>
          </table:table-cell>
        </table:table-row>
        <table:table-row>
          <table:table-cell table:style-name="Table1.A10" table:number-rows-spanned="5" office:value-type="string">
            <text:p text:style-name="P3">Trust</text:p>
          </table:table-cell>
          <table:table-cell table:style-name="Table1.B2" office:value-type="string">
            <text:p text:style-name="P16">I trust the robot.</text:p>
          </table:table-cell>
          <table:table-cell table:style-name="Table1.C2" office:value-type="string">
            <text:p text:style-name="P20">Q<text:span text:style-name="T4">5</text:span></text:p>
          </table:table-cell>
        </table:table-row>
        <table:table-row>
          <table:covered-table-cell/>
          <table:table-cell table:style-name="Table1.B2" office:value-type="string">
            <text:p text:style-name="P15">It was easy to express myself to the robot.</text:p>
          </table:table-cell>
          <table:table-cell table:style-name="Table1.C2" office:value-type="string">
            <text:p text:style-name="P20">Q<text:span text:style-name="T4">6</text:span></text:p>
          </table:table-cell>
        </table:table-row>
        <table:table-row>
          <table:covered-table-cell/>
          <table:table-cell table:style-name="Table1.B2" office:value-type="string">
            <text:p text:style-name="P17">I trust the robot to perform appropriately in our collaboration.</text:p>
          </table:table-cell>
          <table:table-cell table:style-name="Table1.C2" office:value-type="string">
            <text:p text:style-name="P14">Q<text:span text:style-name="T4">7</text:span></text:p>
          </table:table-cell>
        </table:table-row>
        <table:table-row>
          <table:covered-table-cell/>
          <table:table-cell table:style-name="Table1.B2" office:value-type="string">
            <text:p text:style-name="P21">I am confident in the robot's ability to help me.</text:p>
          </table:table-cell>
          <table:table-cell table:style-name="Table1.C2" office:value-type="string">
            <text:p text:style-name="P14">Q<text:span text:style-name="T4">8</text:span></text:p>
          </table:table-cell>
        </table:table-row>
        <table:table-row>
          <table:covered-table-cell/>
          <table:table-cell table:style-name="Table1.B2" office:value-type="string">
            <text:p text:style-name="P41">I trust the robot to assess my feelings appropriately in our collaboration.</text:p>
          </table:table-cell>
          <table:table-cell table:style-name="Table1.C2" office:value-type="string">
            <text:p text:style-name="P20">Q<text:span text:style-name="T5">9</text:span></text:p>
          </table:table-cell>
        </table:table-row>
        <table:table-row>
          <table:table-cell table:style-name="Table1.A13" table:number-rows-spanned="3" office:value-type="string">
            <text:p text:style-name="P5">Robot’s Performance</text:p>
          </table:table-cell>
          <table:table-cell table:style-name="Table1.B2" office:value-type="string">
            <text:p text:style-name="P16">The robot was repetitive.</text:p>
          </table:table-cell>
          <table:table-cell table:style-name="Table1.C2" office:value-type="string">
            <text:p text:style-name="P24">Q1<text:span text:style-name="T6">0</text:span></text:p>
          </table:table-cell>
        </table:table-row>
        <table:table-row>
          <table:covered-table-cell/>
          <table:table-cell table:style-name="Table1.B2" office:value-type="string">
            <text:p text:style-name="P22">The robot made efficient decisions.</text:p>
          </table:table-cell>
          <table:table-cell table:style-name="Table1.C2" office:value-type="string">
            <text:p text:style-name="P24">Q1<text:span text:style-name="T6">1</text:span></text:p>
          </table:table-cell>
        </table:table-row>
        <table:table-row>
          <table:covered-table-cell/>
          <table:table-cell table:style-name="Table1.B2" office:value-type="string">
            <text:p text:style-name="P18">The robot’s decisions improved my performance during the collaboration.</text:p>
          </table:table-cell>
          <table:table-cell table:style-name="Table1.C2" office:value-type="string">
            <text:p text:style-name="P25">Q12</text:p>
          </table:table-cell>
        </table:table-row>
        <table:table-row>
          <table:table-cell table:style-name="Table1.A18" table:number-rows-spanned="5" office:value-type="string">
            <text:p text:style-name="P5"/>
            <text:p text:style-name="P5">Robot’s Understanding of Human's Emotions</text:p>
          </table:table-cell>
          <table:table-cell table:style-name="Table1.B2" office:value-type="string">
            <text:p text:style-name="P16">The robot understood my emotions.</text:p>
          </table:table-cell>
          <table:table-cell table:style-name="Table1.C2" office:value-type="string">
            <text:p text:style-name="P20">Q<text:span text:style-name="T2">13</text:span></text:p>
          </table:table-cell>
        </table:table-row>
        <table:table-row>
          <table:covered-table-cell/>
          <table:table-cell table:style-name="Table1.B2" office:value-type="string">
            <text:p text:style-name="P26">The robot is sometimes confused about what I feel about our activities.</text:p>
          </table:table-cell>
          <table:table-cell table:style-name="Table1.C2" office:value-type="string">
            <text:p text:style-name="P20">Q<text:span text:style-name="T2">14</text:span></text:p>
          </table:table-cell>
        </table:table-row>
        <table:table-row>
          <table:covered-table-cell/>
          <table:table-cell table:style-name="Table1.B2" office:value-type="string">
            <text:p text:style-name="P29">I feel that the robot, in its own unique ways, is genuinely concerned about me.</text:p>
          </table:table-cell>
          <table:table-cell table:style-name="Table1.C2" office:value-type="string">
            <text:p text:style-name="P30">Q1<text:span text:style-name="T7">5</text:span></text:p>
          </table:table-cell>
        </table:table-row>
        <table:table-row>
          <table:covered-table-cell/>
          <table:table-cell table:style-name="Table1.B2" office:value-type="string">
            <text:p text:style-name="P19">The robot understands some of my feelings and takes them into account in our collaboration.</text:p>
          </table:table-cell>
          <table:table-cell table:style-name="Table1.C2" office:value-type="string">
            <text:p text:style-name="P30">Q1<text:span text:style-name="T7">6</text:span></text:p>
          </table:table-cell>
        </table:table-row>
        <table:table-row>
          <table:covered-table-cell/>
          <table:table-cell table:style-name="Table1.B2" office:value-type="string">
            <text:p text:style-name="P27">The robot does not understand how I feel during our collaboration.</text:p>
          </table:table-cell>
          <table:table-cell table:style-name="Table1.C2" office:value-type="string">
            <text:p text:style-name="P31">Q17</text:p>
          </table:table-cell>
        </table:table-row>
        <table:table-row>
          <table:table-cell table:style-name="Table1.A22" table:number-rows-spanned="4" office:value-type="string">
            <text:p text:style-name="P6">Robot’s Understanding of Goals</text:p>
          </table:table-cell>
          <table:table-cell table:style-name="Table1.B2" office:value-type="string">
            <text:p text:style-name="P23">The robot does not understand what we are trying to accomplish.</text:p>
          </table:table-cell>
          <table:table-cell table:style-name="Table1.C2" office:value-type="string">
            <text:p text:style-name="P20">Q<text:span text:style-name="T5">18</text:span></text:p>
          </table:table-cell>
        </table:table-row>
        <table:table-row>
          <table:covered-table-cell/>
          <table:table-cell table:style-name="Table1.B2" office:value-type="string">
            <text:p text:style-name="P32">The robot does not understand what I am trying to accomplish.</text:p>
          </table:table-cell>
          <table:table-cell table:style-name="Table1.C2" office:value-type="string">
            <text:p text:style-name="P28">Q<text:span text:style-name="T8">19</text:span></text:p>
          </table:table-cell>
        </table:table-row>
        <table:table-row>
          <table:covered-table-cell/>
          <table:table-cell table:style-name="Table1.B2" office:value-type="string">
            <text:p text:style-name="P35">The robot perceives accurately what my objectives are.</text:p>
          </table:table-cell>
          <table:table-cell table:style-name="Table1.C2" office:value-type="string">
            <text:p text:style-name="P28">Q2<text:span text:style-name="T9">0</text:span></text:p>
          </table:table-cell>
        </table:table-row>
        <table:table-row>
          <table:covered-table-cell/>
          <table:table-cell table:style-name="Table1.B2" office:value-type="string">
            <text:p text:style-name="P36">The robot was committed to the collaboration.</text:p>
          </table:table-cell>
          <table:table-cell table:style-name="Table1.C2" office:value-type="string">
            <text:p text:style-name="P39">Q21</text:p>
          </table:table-cell>
        </table:table-row>
        <table:table-row>
          <table:table-cell table:style-name="Table1.A29" table:number-rows-spanned="7" office:value-type="string">
            <text:p text:style-name="P6"/>
            <text:p text:style-name="P6">Human Feeling about Collaboration</text:p>
          </table:table-cell>
          <table:table-cell table:style-name="Table1.B2" office:value-type="string">
            <text:p text:style-name="P33">I find what the robot and I are doing is unrelated to my goals.</text:p>
          </table:table-cell>
          <table:table-cell table:style-name="Table1.C2" office:value-type="string">
            <text:p text:style-name="P39">Q2<text:span text:style-name="T11">2</text:span></text:p>
          </table:table-cell>
        </table:table-row>
        <table:table-row>
          <table:covered-table-cell/>
          <table:table-cell table:style-name="Table1.B2" office:value-type="string">
            <text:p text:style-name="P33">I find what I am doing with the robot confusing.</text:p>
          </table:table-cell>
          <table:table-cell table:style-name="Table1.C2" office:value-type="string">
            <text:p text:style-name="P39">Q2<text:span text:style-name="T11">3</text:span></text:p>
          </table:table-cell>
        </table:table-row>
        <table:table-row>
          <table:covered-table-cell/>
          <table:table-cell table:style-name="Table1.B2" office:value-type="string">
            <text:p text:style-name="P37">The robot and I are working towards mutually agreed-upon goals.</text:p>
          </table:table-cell>
          <table:table-cell table:style-name="Table1.C2" office:value-type="string">
            <text:p text:style-name="P20">Q<text:span text:style-name="T3">24</text:span></text:p>
          </table:table-cell>
        </table:table-row>
        <table:table-row>
          <table:covered-table-cell/>
          <table:table-cell table:style-name="Table1.B2" office:value-type="string">
            <text:p text:style-name="P32">The robot and I collaborate on setting goals for us to work on.</text:p>
          </table:table-cell>
          <table:table-cell table:style-name="Table1.C2" office:value-type="string">
            <text:p text:style-name="P20">Q<text:span text:style-name="T3">25</text:span></text:p>
          </table:table-cell>
        </table:table-row>
        <table:table-row>
          <table:covered-table-cell/>
          <table:table-cell table:style-name="Table1.B2" office:value-type="string">
            <text:p text:style-name="P32">The robot and I agree on what is important for us to work on.</text:p>
          </table:table-cell>
          <table:table-cell table:style-name="Table1.C2" office:value-type="string">
            <text:p text:style-name="P34">Q2<text:span text:style-name="T5">6</text:span></text:p>
          </table:table-cell>
        </table:table-row>
        <table:table-row>
          <table:covered-table-cell/>
          <table:table-cell table:style-name="Table1.B2" office:value-type="string">
            <text:p text:style-name="P11">I believe that the robot and I achieved the goals we set.</text:p>
          </table:table-cell>
          <table:table-cell table:style-name="Table1.C2" office:value-type="string">
            <text:p text:style-name="P34">Q2<text:span text:style-name="T5">7</text:span></text:p>
          </table:table-cell>
        </table:table-row>
        <table:table-row>
          <table:covered-table-cell/>
          <table:table-cell table:style-name="Table1.B2" office:value-type="string">
            <text:p text:style-name="P37">I am satisfied with the outcome of our collaboration.</text:p>
          </table:table-cell>
          <table:table-cell table:style-name="Table1.C2" office:value-type="string">
            <text:p text:style-name="P34">Q<text:span text:style-name="T5">28</text:span></text:p>
          </table:table-cell>
        </table:table-row>
        <table:table-row>
          <table:table-cell table:style-name="Table1.A30" table:number-rows-spanned="3" office:value-type="string">
            <text:p text:style-name="P4">Satisfaction of Collaborative Partner</text:p>
          </table:table-cell>
          <table:table-cell table:style-name="Table1.B2" office:value-type="string">
            <text:p text:style-name="P38">The robot was satisfied with my collaborative behavior.</text:p>
          </table:table-cell>
          <table:table-cell table:style-name="Table1.C2" office:value-type="string">
            <text:p text:style-name="P20">Q<text:span text:style-name="T10">29</text:span></text:p>
          </table:table-cell>
        </table:table-row>
        <table:table-row>
          <table:covered-table-cell/>
          <table:table-cell table:style-name="Table1.B2" office:value-type="string">
            <text:p text:style-name="P12">I was satisfied with the robot.</text:p>
          </table:table-cell>
          <table:table-cell table:style-name="Table1.C2" office:value-type="string">
            <text:p text:style-name="P40">Q30</text:p>
          </table:table-cell>
        </table:table-row>
        <table:table-row>
          <table:covered-table-cell/>
          <table:table-cell table:style-name="Table1.B2" office:value-type="string">
            <text:p text:style-name="P13">I understand the robot, and I think it understands me, at least in the best way it can.</text:p>
          </table:table-cell>
          <table:table-cell table:style-name="Table1.C2" office:value-type="string">
            <text:p text:style-name="P20">Q<text:span text:style-name="T5">31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93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7:57:13.079837475</meta:creation-date>
    <dc:date>2017-01-02T22:00:19.900706357</dc:date>
    <meta:editing-duration>PT3H20M48S</meta:editing-duration>
    <meta:editing-cycles>51</meta:editing-cycles>
    <meta:generator>LibreOffice/4.2.8.2$Linux_X86_64 LibreOffice_project/420m0$Build-2</meta:generator>
    <meta:print-date>2016-10-30T21:00:23.194592340</meta:print-date>
    <meta:document-statistic meta:table-count="1" meta:image-count="0" meta:object-count="0" meta:page-count="1" meta:paragraph-count="73" meta:word-count="353" meta:character-count="1952" meta:non-whitespace-character-count="1672"/>
  </office:meta>
</office:document-meta>
</file>